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text-properties officeooo:rsid="00114331" officeooo:paragraph-rsid="00114331"/>
    </style:style>
    <style:style style:name="P2" style:family="paragraph" style:parent-style-name="Standard" style:list-style-name="L1">
      <style:text-properties officeooo:rsid="00114331" officeooo:paragraph-rsid="00114331"/>
    </style:style>
    <style:style style:name="P3" style:family="paragraph" style:parent-style-name="Standard" style:list-style-name="L1">
      <style:text-properties officeooo:rsid="0011a3df" officeooo:paragraph-rsid="0011a3df"/>
    </style:style>
    <style:style style:name="P4" style:family="paragraph" style:parent-style-name="Standard">
      <style:text-properties officeooo:rsid="0011a3df" officeooo:paragraph-rsid="0011a3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nathan Juares Beber</text:p>
      <text:p text:style-name="P1"/>
      <text:p text:style-name="P1">a. <text:s text:c="3"/>Pesquise no SWEBok e conceitue Requisitos de Software e Qualidade de Software como áreas do conhecimento da Engenharia de Software.</text:p>
      <text:p text:style-name="P1"/>
      <text:p text:style-name="P1">Requisitos de software é a primeira área de conhecimento tratada pelo Swebok. Sua definição encontra-se como as necessidades e restrições de um software que contribuem para solução de um problema real de forma expressa. </text:p>
      <text:p text:style-name="P1"/>
      <text:p text:style-name="P1">A qualidade de software toma vários conceitos como: as caracterísiticas desejáveis para um produto de software, a extensão que um produto tem essas características e os processos, técnicas e ferramentas usadas para entregas essas características. <text:s/></text:p>
      <text:p text:style-name="P1"/>
      <text:p text:style-name="P1"/>
      <text:p text:style-name="P1">b. <text:s text:c="3"/>O que é qualidade de software de acordo com a norma ISO/IEC 9126?</text:p>
      <text:p text:style-name="P1"/>
      <text:p text:style-name="P1">A totalidade de características de um produto de software que lhe confere a capacidade de satisfazer necessidades implícitas e explícitas. </text:p>
      <text:p text:style-name="P1"/>
      <text:p text:style-name="P1">c. <text:s text:c="3"/>Em que consiste a norma ISO/IEC 15288? Quais os processos do ciclo de vida de sistema propostos por esta norma?</text:p>
      <text:p text:style-name="P1"/>
      <text:p text:style-name="P4">Consiste em uma norma que define os processos do ciclo de vida de um sistema.</text:p>
      <text:p text:style-name="P1">Seus processos são:</text:p>
      <text:list xml:id="list1910815783571492354" text:style-name="L1">
        <text:list-item>
          <text:p text:style-name="P2">Definição de requisitos dos interessados;</text:p>
        </text:list-item>
        <text:list-item>
          <text:p text:style-name="P2">Análise dos requisitos;</text:p>
        </text:list-item>
        <text:list-item>
          <text:p text:style-name="P3">Desing arquitetural;</text:p>
        </text:list-item>
        <text:list-item>
          <text:p text:style-name="P3">Implementação;</text:p>
        </text:list-item>
        <text:list-item>
          <text:p text:style-name="P3">Integração;</text:p>
        </text:list-item>
        <text:list-item>
          <text:p text:style-name="P3">Verificação;</text:p>
        </text:list-item>
        <text:list-item>
          <text:p text:style-name="P3">Transição;</text:p>
        </text:list-item>
        <text:list-item>
          <text:p text:style-name="P3">Validação;</text:p>
        </text:list-item>
        <text:list-item>
          <text:p text:style-name="P3">Operação;</text:p>
        </text:list-item>
        <text:list-item>
          <text:p text:style-name="P3">Manutenção;</text:p>
        </text:list-item>
        <text:list-item>
          <text:p text:style-name="P3">Aposentadoria.</text:p>
        </text:list-item>
      </text:list>
      <text:p text:style-name="P1"/>
      <text:p text:style-name="P1">d. <text:s text:c="3"/>O que significa SQuaRE conforme a família de normas ISO/IEC 25000?</text:p>
      <text:p text:style-name="P1"/>
      <text:p text:style-name="P4">Software Engenineering: Software Product Quality Requirements and Evalution. Em tradução livre seria a norma Engenharia de software: Qualidade, requisitos e avaliação de produtos de softwa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Beber</meta:initial-creator>
    <meta:creation-date>2015-04-26T22:38:10.842928834</meta:creation-date>
    <dc:date>2015-04-26T23:03:36.949995901</dc:date>
    <dc:creator>Jonathan Beber</dc:creator>
    <meta:editing-duration>PT7M36S</meta:editing-duration>
    <meta:editing-cycles>1</meta:editing-cycles>
    <meta:document-statistic meta:table-count="0" meta:image-count="0" meta:object-count="0" meta:page-count="1" meta:paragraph-count="22" meta:word-count="232" meta:character-count="1498" meta:non-whitespace-character-count="1283"/>
    <meta:generator>LibreOffice/4.3.5.2.0$Linux_X86_64 LibreOffice_project/430$Build-2</meta:generator>
  </office:meta>
</office:document-meta>
</file>